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2" style:family="paragraph" style:parent-style-name="Standard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3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4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5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6" style:family="paragraph" style:parent-style-name="Standard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sv" fo:country="SE" fo:font-weight="normal" style:font-weight-asian="normal" style:font-weight-complex="normal"/>
    </style:style>
    <style:style style:name="T3" style:family="text">
      <style:text-properties style:text-position="sub 58%" fo:language="sv" fo:country="SE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0% 100%" fo:language="sv" fo:country="SE" fo:font-weight="normal" style:font-weight-asian="normal" style:font-weight-complex="normal"/>
    </style:style>
    <style:style style:name="T5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stem av linjära första ordningens ODE</text:p>
      <text:p text:style-name="P1"/>
      <text:p text:style-name="P1"><draw:frame draw:style-name="fr1" draw:name="Object1" text:anchor-type="as-char" svg:width="2.334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Bestäm egenvärderna λ:</text:p>
      <text:p text:style-name="P1"/>
      <text:p text:style-name="P1"><text:tab/>det(<text:span text:style-name="T7">A</text:span> – λ<text:span text:style-name="T6">I</text:span>) = 0</text:p>
      <text:p text:style-name="P2"/>
      <text:p text:style-name="P4"><text:span text:style-name="T4"><text:tab/>λ reella och enkla (λ</text:span><text:span text:style-name="T2">1</text:span><text:span text:style-name="T4"> ≠ λ</text:span><text:span text:style-name="T2">2</text:span><text:span text:style-name="T4">):</text:span></text:p>
      <text:p text:style-name="P2"/>
      <text:p text:style-name="P4"><text:span text:style-name="T4"><text:tab/><text:tab/> λ</text:span><text:span text:style-name="T2">1</text:span><text:span text:style-name="T4"> &gt; 0, λ</text:span><text:span text:style-name="T2">2</text:span><text:span text:style-name="T4"> &gt; 0<text:tab/>Instabil nod</text:span></text:p>
      <text:p text:style-name="P4"><text:span text:style-name="T4"><text:tab/><text:tab/> λ</text:span><text:span text:style-name="T2">1</text:span><text:span text:style-name="T4"> &gt; 0, λ</text:span><text:span text:style-name="T2">2</text:span><text:span text:style-name="T4"> &lt; 0<text:tab/>Sadelpunkt, instabil</text:span></text:p>
      <text:p text:style-name="P4"><text:span text:style-name="T4"><text:tab/><text:tab/> λ</text:span><text:span text:style-name="T2">1</text:span><text:span text:style-name="T4"> &lt; 0, λ</text:span><text:span text:style-name="T2">2</text:span><text:span text:style-name="T4"> &gt; 0<text:tab/>Sadelpunkt, instabil</text:span></text:p>
      <text:p text:style-name="P4"><text:span text:style-name="T4"><text:tab/><text:tab/> λ</text:span><text:span text:style-name="T2">1</text:span><text:span text:style-name="T4"> &lt; 0, λ</text:span><text:span text:style-name="T2">2</text:span><text:span text:style-name="T4"> &lt; 0<text:tab/>Stabil nod</text:span></text:p>
      <text:p text:style-name="P2"/>
      <text:p text:style-name="P4"><text:span text:style-name="T4"><text:tab/>λ reella och multipla (λ</text:span><text:span text:style-name="T2">1</text:span><text:span text:style-name="T4"> = λ</text:span><text:span text:style-name="T2">2</text:span><text:span text:style-name="T4">):</text:span></text:p>
      <text:p text:style-name="P2"/>
      <text:p text:style-name="P4"><text:span text:style-name="T4"><text:tab/><text:tab/> λ</text:span><text:span text:style-name="T2">1</text:span><text:span text:style-name="T4"> = λ</text:span><text:span text:style-name="T2">2</text:span><text:span text:style-name="T4"> &gt; 0<text:tab/><text:tab/>Instabil degenererad nod</text:span></text:p>
      <text:p text:style-name="P4"><text:span text:style-name="T4"><text:tab/><text:tab/> λ</text:span><text:span text:style-name="T2">1</text:span><text:span text:style-name="T4"> = λ</text:span><text:span text:style-name="T2">2</text:span><text:span text:style-name="T4"> &lt; 0<text:tab/><text:tab/>Stabil degenererad nod</text:span></text:p>
      <text:p text:style-name="P2"/>
      <text:p text:style-name="P4"><text:span text:style-name="T4"><text:tab/>λ komplex (λ</text:span><text:span text:style-name="T2">1, 2</text:span><text:span text:style-name="T4"> = α ± iβ):</text:span></text:p>
      <text:p text:style-name="P2"/>
      <text:p text:style-name="P4"><text:span text:style-name="T4"><text:tab/><text:tab/></text:span><text:span text:style-name="T4"><draw:frame draw:style-name="fr1" draw:name="Object6" text:anchor-type="as-char" svg:width="5.558cm" svg:height="0.626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"/>
      <text:p text:style-name="P4"><text:span text:style-name="T4"><text:tab/><text:tab/></text:span><text:span text:style-name="T4"><draw:frame draw:style-name="fr1" draw:name="Object7" text:anchor-type="as-char" svg:width="1.725cm" svg:height="0.626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<text:tab/>(ℜ skrivs ofta Re)</text:span></text:p>
      <text:p text:style-name="P2"/>
      <text:p text:style-name="P4"><text:span text:style-name="T4"><text:tab/><text:tab/></text:span><text:span text:style-name="T4"><draw:frame draw:style-name="fr2" draw:name="Object8" text:anchor-type="as-char" svg:y="-0.54cm" svg:width="1.679cm" svg:height="0.626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<text:tab/>(ℑ skrivs ofta Im)</text:span></text:p>
      <text:p text:style-name="P2"/>
      <text:p text:style-name="P2"><text:tab/><text:tab/>α &gt; 0<text:tab/><text:tab/>Instabil spiral</text:p>
      <text:p text:style-name="P2"><text:tab/><text:tab/>α = 0<text:tab/><text:tab/>Centrum, stabil<text:tab/>(ellipsformad)</text:p>
      <text:p text:style-name="P2"><text:tab/><text:tab/>α &lt; 0<text:tab/><text:tab/>Stabil spiral</text:p>
      <text:p text:style-name="P2"/>
      <text:p text:style-name="P2"/>
      <text:p text:style-name="P2">Vid λ reella och enkla:</text:p>
      <text:p text:style-name="P2"/>
      <text:p text:style-name="P2"><text:tab/><draw:frame draw:style-name="fr1" draw:name="Object2" text:anchor-type="as-char" svg:width="2.618cm" svg:height="1.169cm" draw:z-index="4"><draw:object xlink:href="./Object 5" xlink:type="simple" xlink:show="embed" xlink:actuate="onLoad"/><draw:image xlink:href="./ObjectReplacements/Object 5" xlink:type="simple" xlink:show="embed" xlink:actuate="onLoad"/></draw:frame>där<draw:frame draw:style-name="fr1" draw:name="Object3" text:anchor-type="as-char" svg:width="2.198cm" svg:height="0.718cm" draw:z-index="5"><draw:object xlink:href="./Object 6" xlink:type="simple" xlink:show="embed" xlink:actuate="onLoad"/><draw:image xlink:href="./ObjectReplacements/Object 6" xlink:type="simple" xlink:show="embed" xlink:actuate="onLoad"/></draw:frame>där<draw:frame draw:style-name="fr1" draw:name="Object4" text:anchor-type="as-char" svg:width="0.639cm" svg:height="0.563cm" draw:z-index="6"><draw:object xlink:href="./Object 7" xlink:type="simple" xlink:show="embed" xlink:actuate="onLoad"/><draw:image xlink:href="./ObjectReplacements/Object 7" xlink:type="simple" xlink:show="embed" xlink:actuate="onLoad"/></draw:frame>är egenvektorn för λ<text:span text:style-name="T1">n</text:span> som</text:p>
      <text:p text:style-name="P2"><text:tab/>beräknas genom:<draw:frame draw:style-name="fr1" draw:name="Object5" text:anchor-type="as-char" svg:width="2.942cm" svg:height="0.63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/>
      <text:p text:style-name="P2">Vid λ reella och multipla:</text:p>
      <text:p text:style-name="P2"/>
      <text:p text:style-name="P2"><text:tab/><draw:frame draw:style-name="fr1" draw:name="Object9" text:anchor-type="as-char" svg:width="6.045cm" svg:height="1.37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><text:tab/>Där<draw:frame draw:style-name="fr1" draw:name="Object12" text:anchor-type="as-char" svg:width="0.702cm" svg:height="0.707cm" draw:z-index="10"><draw:object xlink:href="./Object 12" xlink:type="simple" xlink:show="embed" xlink:actuate="onLoad"/><draw:image xlink:href="./ObjectReplacements/Object 12" xlink:type="simple" xlink:show="embed" xlink:actuate="onLoad"/></draw:frame>beräknas genom<draw:frame draw:style-name="fr1" draw:name="Object13" text:anchor-type="as-char" svg:width="2.942cm" svg:height="0.631cm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text:tab/>och<draw:frame draw:style-name="fr1" draw:name="Object11" text:anchor-type="as-char" svg:width="0.713cm" svg:height="0.707cm" draw:z-index="21"><draw:object xlink:href="./Object 11" xlink:type="simple" xlink:show="embed" xlink:actuate="onLoad"/><draw:image xlink:href="./ObjectReplacements/Object 11" xlink:type="simple" xlink:show="embed" xlink:actuate="onLoad"/></draw:frame>beräknas genom<draw:frame draw:style-name="fr1" draw:name="Object10" text:anchor-type="as-char" svg:width="3.103cm" svg:height="0.563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<text:soft-page-break/>Vid λ komplexa:</text:p>
      <text:p text:style-name="P2"/>
      <text:p text:style-name="P2"><text:tab/> λ<text:span text:style-name="T1">1</text:span> = α + iβ, <text:s/>λ<text:span text:style-name="T1">2</text:span> = α – iβ</text:p>
      <text:p text:style-name="P2"/>
      <text:p text:style-name="P2"><text:tab/><draw:frame draw:style-name="fr2" draw:name="Object14" text:anchor-type="as-char" svg:y="-0.778cm" svg:width="3.724cm" svg:height="0.626cm" draw:z-index="23"><draw:object xlink:href="./Object 14" xlink:type="simple" xlink:show="embed" xlink:actuate="onLoad"/><draw:image xlink:href="./ObjectReplacements/Object 14" xlink:type="simple" xlink:show="embed" xlink:actuate="onLoad"/></draw:frame>där<draw:frame draw:style-name="fr2" draw:name="Object15" text:anchor-type="as-char" svg:y="-0.788cm" svg:width="5.059cm" svg:height="0.626cm" draw:z-index="26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<text:tab/></text:p>
      <text:p text:style-name="P2"><text:tab/>där<draw:frame draw:style-name="fr1" draw:name="Object17" text:anchor-type="as-char" svg:width="0.639cm" svg:height="0.563cm" draw:z-index="13"><draw:object xlink:href="./Object 17" xlink:type="simple" xlink:show="embed" xlink:actuate="onLoad"/><draw:image xlink:href="./ObjectReplacements/Object 17" xlink:type="simple" xlink:show="embed" xlink:actuate="onLoad"/></draw:frame>beräknas genom<draw:frame draw:style-name="fr1" draw:name="Object18" text:anchor-type="as-char" svg:width="2.942cm" svg:height="0.631cm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2"><text:tab/><draw:frame draw:style-name="fr1" draw:name="Object16" text:anchor-type="as-char" svg:width="8.675cm" svg:height="1.374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2"/>
      <text:p text:style-name="P2"><text:tab/><text:tab/>(p; q) är linjärt beroende (a + ib; c)</text:p>
      <text:p text:style-name="P2"/>
      <text:p text:style-name="P2"/>
      <text:p text:style-name="P2">Inhomogena delen:</text:p>
      <text:p text:style-name="P2"/>
      <text:p text:style-name="P2"><text:tab/><draw:frame draw:style-name="fr2" draw:name="Object36" text:anchor-type="as-char" svg:y="-0.714cm" svg:width="4.994cm" svg:height="0.796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"/>
      <text:p text:style-name="P2"><text:tab/>Om<draw:frame draw:style-name="fr2" draw:name="Object19" text:anchor-type="as-char" svg:y="-0.452cm" svg:width="0.446cm" svg:height="0.557cm" draw:z-index="19"><draw:object xlink:href="./Object 20" xlink:type="simple" xlink:show="embed" xlink:actuate="onLoad"/><draw:image xlink:href="./ObjectReplacements/Object 20" xlink:type="simple" xlink:show="embed" xlink:actuate="onLoad"/></draw:frame>saknas<draw:frame draw:style-name="fr2" draw:name="Object21" text:anchor-type="as-char" svg:y="-0.506cm" svg:width="1.334cm" svg:height="0.619cm" draw:z-index="27"><draw:object xlink:href="./Object 22" xlink:type="simple" xlink:show="embed" xlink:actuate="onLoad"/><draw:image xlink:href="./ObjectReplacements/Object 22" xlink:type="simple" xlink:show="embed" xlink:actuate="onLoad"/></draw:frame>är<draw:frame draw:style-name="fr2" draw:name="Object20" text:anchor-type="as-char" svg:y="-0.453cm" svg:width="1.304cm" svg:height="0.63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"/>
      <text:p text:style-name="P2"><text:tab/><draw:frame draw:style-name="fr2" draw:name="Object23" text:anchor-type="as-char" svg:y="-0.714cm" svg:width="8.754cm" svg:height="0.732cm" draw:z-index="28"><draw:object xlink:href="./Object 24" xlink:type="simple" xlink:show="embed" xlink:actuate="onLoad"/><draw:image xlink:href="./ObjectReplacements/Object 24" xlink:type="simple" xlink:show="embed" xlink:actuate="onLoad"/></draw:frame></text:p>
      <text:p text:style-name="P2"/>
      <text:p text:style-name="P2"/>
      <text:p text:style-name="P2"><draw:frame draw:style-name="fr2" draw:name="Object22" text:anchor-type="as-char" svg:y="-0.714cm" svg:width="2.15cm" svg:height="0.626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Object24" text:anchor-type="as-char" svg:width="4.036cm" svg:height="1.124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"/>
      <text:p text:style-name="P2"><draw:frame draw:style-name="fr1" draw:name="Object25" text:anchor-type="as-char" svg:width="3.757cm" svg:height="2.849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5">Högre ordningens ODE</text:p>
      <text:p text:style-name="P3"/>
      <text:p text:style-name="P3">Wronskian (eller wronskideterminant):</text:p>
      <text:p text:style-name="P3"/>
      <text:p text:style-name="P3"><text:tab/>För flera variabler:</text:p>
      <text:p text:style-name="P3"/>
      <text:p text:style-name="P4"><text:span text:style-name="T5"><text:tab/><text:tab/></text:span><text:span text:style-name="T5"><draw:frame draw:style-name="fr1" draw:name="Object27" text:anchor-type="as-char" svg:width="5.44cm" svg:height="1.286cm" draw:z-index="12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3"/>
      <text:p text:style-name="P4"><text:span text:style-name="T5"><text:tab/>Om alla y</text:span><text:span text:style-name="T3">i</text:span><text:span text:style-name="T5">(x) är linjärt oberoende lösningar</text:span></text:p>
      <text:p text:style-name="P3"><text:tab/>till en inhomogen ekvation på ett intervall,</text:p>
      <text:p text:style-name="P3"><text:tab/>I, så är W(y) ≠ 0, ∀ x ∈ I.</text:p>
      <text:p text:style-name="P3"/>
      <text:p text:style-name="P3"/>
      <text:p text:style-name="P3"/>
      <text:p text:style-name="P3"><draw:frame draw:style-name="fr1" draw:name="Object26" text:anchor-type="as-char" svg:width="10.643cm" svg:height="3.263cm" draw:z-index="15"><draw:object xlink:href="./Object 27" xlink:type="simple" xlink:show="embed" xlink:actuate="onLoad"/><draw:image xlink:href="./ObjectReplacements/Object 27" xlink:type="simple" xlink:show="embed" xlink:actuate="onLoad"/></draw:frame></text:p>
      <text:p text:style-name="P3"/>
      <text:p text:style-name="P3">Där ƒ(x) är den inhomogena delen.</text:p>
      <text:p text:style-name="P3"/>
      <text:p text:style-name="P3"/>
      <text:p text:style-name="P3"/>
      <text:p text:style-name="P3">y = y<text:span text:style-name="T1">h</text:span> + y<text:span text:style-name="T1">p</text:span></text:p>
      <text:p text:style-name="P3"/>
      <text:p text:style-name="P3">y<text:span text:style-name="T1">h</text:span> = C<text:span text:style-name="T1">1</text:span>y<text:span text:style-name="T1">1</text:span> + C<text:span text:style-name="T1">2</text:span>y<text:span text:style-name="T1">2</text:span></text:p>
      <text:p text:style-name="P3"/>
      <text:p text:style-name="P3">y<text:span text:style-name="T1">p</text:span> = y<text:span text:style-name="T1">1</text:span>u<text:span text:style-name="T1">1</text:span>(x) + y<text:span text:style-name="T1">2</text:span>u<text:span text:style-name="T1">2</text:span>(x)</text:p>
      <text:p text:style-name="P3"/>
      <text:p text:style-name="P3"><draw:frame draw:style-name="fr1" draw:name="Object28" text:anchor-type="as-char" svg:width="2.194cm" svg:height="1.117cm" draw:z-index="16"><draw:object xlink:href="./Object 29" xlink:type="simple" xlink:show="embed" xlink:actuate="onLoad"/><draw:image xlink:href="./ObjectReplacements/Object 29" xlink:type="simple" xlink:show="embed" xlink:actuate="onLoad"/></draw:frame></text:p>
      <text:p text:style-name="P3"/>
      <text:p text:style-name="P3"/>
      <text:p text:style-name="P3">Vid en känd icke-trivial lösning kan y(x) substitueras med u(x)y<text:span text:style-name="T1">1</text:span>(x), vilket är den allmäna homogena lösningen.</text:p>
      <text:p text:style-name="P3"/>
      <text:p text:style-name="P3"/>
      <text:p text:style-name="P3">En fundamentalmängd är en mängd av alla lösningar som är linjärt oberoende av varandra och består av en term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2H38M32S</meta:editing-duration>
    <meta:editing-cycles>40</meta:editing-cycles>
    <meta:generator>OpenOffice.org/3.1$Win32 OpenOffice.org_project/310m19$Build-9420</meta:generator>
    <dc:date>2010-10-16T21:53:27.78</dc:date>
    <dc:creator>Mattias </dc:creator>
    <meta:document-statistic meta:table-count="0" meta:image-count="0" meta:object-count="29" meta:page-count="3" meta:paragraph-count="55" meta:word-count="253" meta:character-count="130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row>
        <math:mover math:accent="true">
          <math:mi math:fontstyle="normal">X</math:mi>
          <math:mo math:stretchy="false">→</math:mo>
        </math:mover>
        <math:mo math:stretchy="false">+</math:mo>
        <math:mover math:accent="true">
          <math:mi math:fontstyle="normal">F</math:mi>
          <math:mo math:stretchy="false">→</math:mo>
        </math:mover>
      </math:mrow>
    </math:mrow>
    <math:annotation math:encoding="StarMath 5.0">{widevec X}' = {bold A} {widevec X} + {widevec F}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over math:accent="true">
          <math:msub>
            <math:mi math:fontstyle="normal">v</math:mi>
            <math:mn>1</math:mn>
          </math:msub>
          <math:mo math:stretchy="false">→</math:mo>
        </math:mover>
      </math:mrow>
    </math:mrow>
    <math:annotation math:encoding="StarMath 5.0">({bold A} - λ_1 {bold I}){widevec v_2} = {widevec v_1}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tyle math:fontstyle="normal">
      <math:mrow>
        <math:mstyle math:fontsize="16pt">
          <math:mrow>
            <math:mover math:accent="true">
              <math:msub>
                <math:mi math:fontstyle="normal">v</math:mi>
                <math:mn>2</math:mn>
              </math:msub>
              <math:mo math:stretchy="false">→</math:mo>
            </math:mover>
          </math:mrow>
        </math:mstyle>
      </math:mrow>
    </math:mstyle>
    <math:annotation math:encoding="StarMath 5.0">nitalic size +4 {

{widevec v_2}

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fontstyle="normal">
      <math:mrow>
        <math:mstyle math:fontsize="16pt">
          <math:mrow>
            <math:mover math:accent="true">
              <math:msub>
                <math:mi math:fontstyle="normal">v</math:mi>
                <math:mn>1</math:mn>
              </math:msub>
              <math:mo math:stretchy="false">→</math:mo>
            </math:mover>
          </math:mrow>
        </math:mstyle>
      </math:mrow>
    </math:mstyle>
    <math:annotation math:encoding="StarMath 5.0">nitalic size +4 {

{widevec v_1}

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λ_1 {bold I}){widevec v_1} = {widevec 0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h</math:mi>
          </math:msub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o math:stretchy="false">ℜ</math:mo>
      <math:mrow>
        <math:mover math:accent="true">
          <math:mi math:fontstyle="normal">Z</math:mi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o math:stretchy="false">ℑ</math:mo>
      <math:mover math:accent="true">
        <math:mi math:fontstyle="normal">Z</math:mi>
        <math:mo math:stretchy="false">→</math:mo>
      </math:mover>
    </math:mrow>
    <math:annotation math:encoding="StarMath 5.0">
{widevec X_h} = C_1 Re {widevec Z} + C_2 Im {widevec Z}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sup>
          <math:mi math:fontstyle="normal">e</math:mi>
          <math:mrow>
            <math:mrow>
              <math:mo math:stretchy="false">(</math:mo>
              <math:mrow>
                <math:mi math:fontstyle="normal">α</math:mi>
                <math:mo math:stretchy="false">+</math:mo>
                <math:mi>iβ</math:mi>
              </math:mrow>
              <math:mo math:stretchy="false">)</math:mo>
            </math:mrow>
            <math:mi math:fontstyle="normal">t</math:mi>
          </math:mrow>
        </math:msup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sup>
          <math:mi math:fontstyle="normal">e</math:mi>
          <math:mi>αt</math:mi>
        </math:msup>
      </math:mrow>
      <math:mi>cis</math:mi>
      <math:mrow>
        <math:mi>βt</math:mi>
        <math:mo math:stretchy="false">⋅</math:mo>
        <math:mover math:accent="true">
          <math:msub>
            <math:mi math:fontstyle="normal">v</math:mi>
            <math:mn>1</math:mn>
          </math:msub>
          <math:mo math:stretchy="false">→</math:mo>
        </math:mover>
      </math:mrow>
    </math:mrow>
    <math:annotation math:encoding="StarMath 5.0">{widevec Z} = e^{(α + iβ)t} {widevec v_1} = e^{αt} cis βt cdot {widevec v_1}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i math:fontstyle="normal">a</math:mi>
                <math:mo math:stretchy="false">+</math:mo>
                <math:mi>ib</math:mi>
              </math:mrow>
            </math:mtd>
            <math:mtd>
              <math:mi math:fontstyle="normal">c</math:mi>
            </math:mtd>
          </math:mtr>
          <math:mtr>
            <math:mtd>
              <math:mi math:fontstyle="normal">p</math:mi>
            </math:mtd>
            <math:mtd>
              <math:mi math:fontstyle="normal">q</math:mi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n>0</math:mn>
              </math:mtd>
            </math:mtr>
            <math:mtr>
              <math:mtd>
                <math:mn>0</math:mn>
              </math:mtd>
            </math:mtr>
          </math:mtable>
        </math:mfenced>
      </math:mrow>
      <math:mi/>
      <math:mo math:stretchy="false">⇔</math:mo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sub>
          <math:mfenced math:open="" math:close="">
            <math:mtable>
              <math:mtr>
                <math:mtd>
                  <math:mrow>
                    <math:mrow>
                      <math:mo math:stretchy="false">−</math:mo>
                      <math:mi math:fontstyle="normal">a</math:mi>
                    </math:mrow>
                    <math:mo math:stretchy="false">+</math:mo>
                    <math:mi>ib</math:mi>
                  </math:mrow>
                </math:mtd>
              </math:mtr>
              <math:mtr>
                <math:mtd>
                  <math:mi math:fontstyle="normal">ξ</math:mi>
                </math:mtd>
              </math:mtr>
            </math:mtable>
          </math:mfenced>
          <math:mrow>
            <math:mstyle math:fontsize="125%">
              <math:mrow>
                <math:mi math:fontstyle="normal">ξ</math:mi>
              </math:mrow>
            </math:mstyle>
            <math:mo math:stretchy="false">=</math:mo>
            <math:mfrac>
              <math:mstyle math:fontsize="125%">
                <math:mrow>
                  <math:mrow>
                    <math:mrow>
                      <math:msup>
                        <math:mi math:fontstyle="normal">a</math:mi>
                        <math:mn>2</math:mn>
                      </math:msup>
                      <math:mo math:stretchy="false">+</math:mo>
                      <math:msup>
                        <math:mi math:fontstyle="normal">b</math:mi>
                        <math:mn>2</math:mn>
                      </math:msup>
                    </math:mrow>
                  </math:mrow>
                </math:mrow>
              </math:mstyle>
              <math:mrow>
                <math:mi math:fontstyle="normal">c</math:mi>
              </math:mrow>
            </math:mfrac>
          </math:mrow>
        </math:msub>
      </math:mrow>
    </math:mrow>
    <math:annotation math:encoding="StarMath 5.0">
left ( matrix{a+ib # c ## p # q} right ) {widevec v_1} = left ( matrix{0 ## 0} right )
~~ dlrarrow ~~
{widevec v_1} = left ( matrix{-a+ib ## ξ } right )_{{{size *1.25 ξ} = {size *1.25 {alignc a^2 + b^2} over {alignc c}}}}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v</math:mi>
        <math:mn>1</math:mn>
      </math:msub>
      <math:mo math:stretchy="false">→</math:mo>
    </math:mover>
    <math:annotation math:encoding="StarMath 5.0">
{widevec v_1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
({bold A} - λ_1 {bold I}){widevec v_1} = {widevec 0}
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style math:fontsize="125%">
        <math:mrow>
          <math:mrow>
            <math:mo math:stretchy="false">∫</math:mo>
            <math:mtext/>
          </math:mrow>
        </math:mrow>
      </math:mstyle>
      <math:msup>
        <math:mstyle math:fontweight="bold">
          <math:mrow>
            <math:mi math:fontstyle="normal">Φ</math:mi>
          </math:mrow>
        </math:mstyle>
        <math:mrow>
          <math:mo math:stretchy="false">−</math:mo>
          <math:mn>1</math:mn>
        </math:mrow>
      </math:msup>
      <math:mrow>
        <math:mo math:stretchy="false">(</math:mo>
        <math:mi math:fontstyle="normal">t</math:mi>
        <math:mo math:stretchy="false">)</math:mo>
      </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  <math:mi>dt</math:mi>
    </math:mrow>
    <math:annotation math:encoding="StarMath 5.0">{widevec X_p} = {bold Φ}(t) {size *1.25 int ""} {bold Φ}^{-1}(t){widevec F}(t) dt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sup>
          <math:mi math:fontstyle="normal">e</math:mi>
          <math:mrow>
            <math:mrow>
              <math:mo math:stretchy="false">(</math:mo>
              <math:mrow>
                <math:mi math:fontstyle="normal">α</math:mi>
                <math:mo math:stretchy="false">+</math:mo>
                <math:mi>iβ</math:mi>
              </math:mrow>
              <math:mo math:stretchy="false">)</math:mo>
            </math:mrow>
            <math:mi math:fontstyle="normal">t</math:mi>
          </math:mrow>
        </math:msup>
      </math:mrow>
      <math:mrow>
        <math:mover math:accent="true">
          <math:msub>
            <math:mi math:fontstyle="normal">K</math:mi>
            <math:mn>1</math:mn>
          </math:msub>
          <math:mo math:stretchy="false">→</math:mo>
        </math:mover>
        <math:mo math:stretchy="false">=</math:mo>
        <math:msup>
          <math:mi math:fontstyle="normal">e</math:mi>
          <math:mi>αt</math:mi>
        </math:msup>
      </math:mrow>
      <math:mi/>
      <math:mi>cis</math:mi>
      <math:mi/>
      <math:mi>βt</math:mi>
      <math:mrow>
        <math:mi/>
        <math:mo math:stretchy="false">⋅</math:mo>
        <math:mi/>
      </math:mrow>
      <math:mover math:accent="true">
        <math:msub>
          <math:mi math:fontstyle="normal">K</math:mi>
          <math:mn>1</math:mn>
        </math:msub>
        <math:mo math:stretchy="false">→</math:mo>
      </math:mover>
    </math:mrow>
    <math:annotation math:encoding="StarMath 5.0">{widevec Z} = e^{(α + iβ)t} {widevec K_1} = e^{αt} `cis` βt ``cdot`` {widevec K_1}
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F</math:mi>
      <math:mo math:stretchy="false">→</math:mo>
    </math:mover>
    <math:annotation math:encoding="StarMath 5.0">
{widevec F}
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fontstyle="normal">
      <math:mrow>
        <math:mstyle math:fontsize="16pt">
          <math:mrow>
            <math:mrow>
              <math:mover math:accent="true">
                <math:msub>
                  <math:mi math:fontstyle="normal">X</math:mi>
                  <math:mi math:fontstyle="normal">p</math:mi>
                </math:msub>
                <math:mo math:stretchy="false">→</math:mo>
              </math:mover>
              <math:mo math:stretchy="false">=</math:mo>
              <math:mover math:accent="true">
                <math:mn>0</math:mn>
                <math:mo math:stretchy="false">→</math:mo>
              </math:mover>
            </math:mrow>
          </math:mrow>
        </math:mstyle>
      </math:mrow>
    </math:mstyle>
    <math:annotation math:encoding="StarMath 5.0">nitalic size +4 {

{widevec X_p} = {widevec 0}

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row>
        <math:mover math:accent="true">
          <math:mi math:fontstyle="normal">F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fenced>
    <math:annotation math:encoding="StarMath 5.0">left ( {widevec F} = {widevec 0} right )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o math:stretchy="false">=</math:mo>
      <math:mrow>
        <math:mover math:accent="true">
          <math:msub>
            <math:mi math:fontstyle="normal">X</math:mi>
            <math:mi math:fontstyle="normal">h</math:mi>
          </math:msub>
          <math:mo math:stretchy="false">→</math:mo>
        </math:mover>
        <math:mo math:stretchy="false">+</math:mo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</math:mrow>
    </math:mrow>
    <math:annotation math:encoding="StarMath 5.0">
{widevec X} = {widevec X_h} + {widevec X_p}
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Φ</math:mi>
        </math:mrow>
      </math:mstyle>
      <math:mrow>
        <math:mrow>
          <math:mrow>
            <math:mo math:stretchy="false">(</math:mo>
            <math:mi math:fontstyle="normal">t</math:mi>
            <math:mo math:stretchy="false">)</math:mo>
          </math:mrow>
          <math:mo math:stretchy="false">=</math:mo>
          <math:mtext>“Fundamentalmatris”</math:mtext>
        </math:mrow>
        <math:mo math:stretchy="false">=</math:mo>
        <math:mfenced math:open="" math:close="">
          <math:mtable>
            <math:mtr>
              <math:mtd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</math:mtd>
              <math:mtd>
                <math:mo math:stretchy="false">⋯</math:mo>
              </math:mtd>
              <math:mtd>
                <math:mover math:accent="true">
                  <math:msub>
                    <math:mi math:fontstyle="normal">X</math:mi>
                    <math:mi math:fontstyle="normal">N</math:mi>
                  </math:msub>
                  <math:mo math:stretchy="false">→</math:mo>
                </math:mover>
              </math:mtd>
            </math:mtr>
          </math:mtable>
        </math:mfenced>
      </math:mrow>
    </math:mrow>
    <math:annotation math:encoding="StarMath 5.0">
{bold Φ}(t) = "“Fundamentalmatris”" = left ( matrix {{widevec X_1} # dotsaxis # {widevec X_N}} right )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i math:fontstyle="normal">'</math:mi>
          <math:mo math:stretchy="false">=</math:mo>
          <math:mfenced math:open="" math:close="">
            <math:mtable>
              <math:mtr>
                <math:mrow>
                  <math:mi math:fontstyle="normal">x</math:mi>
                  <math:mi math:fontstyle="normal">'</math:mi>
                </math:mrow>
              </math:mtr>
              <math:mtr>
                <math:mrow>
                  <math:mi math:fontstyle="normal">y</math:mi>
                  <math:mi math:fontstyle="normal">'</math:mi>
                </math:mrow>
              </math:mtr>
            </math:mtable>
          </math:mfenced>
        </math:mrow>
        <math:mo math:stretchy="false">=</math:mo>
        <math:mfenced math:open="" math:close="">
          <math:mtable>
            <math:mtr>
              <math:mrow>
                <math:mi math:fontstyle="normal">P</math:mi>
                <math:mrow>
                  <math:mo math:stretchy="false">(</math:mo>
                  <math:mrow>
                    <math:mi math:fontstyle="normal">x</math:mi>
                    <math:mi math:fontstyle="normal">;</math:mi>
                    <math:mi/>
                    <math:mi math:fontstyle="normal">y</math:mi>
                  </math:mrow>
                  <math:mo math:stretchy="false">)</math:mo>
                </math:mrow>
              </math:mrow>
            </math:mtr>
            <math:mtr>
              <math:mrow>
                <math:mi math:fontstyle="normal">Q</math:mi>
                <math:mrow>
                  <math:mo math:stretchy="false">(</math:mo>
                  <math:mrow>
                    <math:mi math:fontstyle="normal">x</math:mi>
                    <math:mi math:fontstyle="normal">;</math:mi>
                    <math:mi/>
                    <math:mi math:fontstyle="normal">y</math:mi>
                  </math:mrow>
                  <math:mo math:stretchy="false">)</math:mo>
                </math:mrow>
              </math:mrow>
            </math:mtr>
          </math:mtable>
        </math:mfenced>
      </math:mrow>
    </math:mrow>
    <math:annotation math:encoding="StarMath 5.0">{widevec X}' = left ( stack{x' # y'} right ) = left ( stack{P(x;`y) # Q(x;`y)} right )
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under>
          <math:munder math:accent="true">
            <math:mfenced math:open="" math:close="">
              <math:mtable>
                <math:mtr>
                  <math:mtd>
                    <math:mfrac>
                      <math:mrow>
                        <math:mrow>
                          <math:mo math:stretchy="false">∂</math:mo>
                          <math:mi math:fontstyle="normal">P</math:mi>
                        </math:mrow>
                      </math:mrow>
                      <math:mrow>
                        <math:mrow>
                          <math:mo math:stretchy="false">∂</math:mo>
                          <math:mi math:fontstyle="normal">x</math:mi>
                        </math:mrow>
                      </math:mrow>
                    </math:mfrac>
                  </math:mtd>
                  <math:mtd>
                    <math:mfrac>
                      <math:mrow>
                        <math:mrow>
                          <math:mo math:stretchy="false">∂</math:mo>
                          <math:mi math:fontstyle="normal">P</math:mi>
                        </math:mrow>
                      </math:mrow>
                      <math:mrow>
                        <math:mrow>
                          <math:mo math:stretchy="false">∂</math:mo>
                          <math:mi math:fontstyle="normal">y</math:mi>
                        </math:mrow>
                      </math:mrow>
                    </math:mfrac>
                  </math:mtd>
                </math:mtr>
                <math:mtr>
                  <math:mtd>
                    <math:mfrac>
                      <math:mrow>
                        <math:mrow>
                          <math:mo math:stretchy="false">∂</math:mo>
                          <math:mi math:fontstyle="normal">Q</math:mi>
                        </math:mrow>
                      </math:mrow>
                      <math:mrow>
                        <math:mrow>
                          <math:mo math:stretchy="false">∂</math:mo>
                          <math:mi math:fontstyle="normal">x</math:mi>
                        </math:mrow>
                      </math:mrow>
                    </math:mfrac>
                  </math:mtd>
                  <math:mtd>
                    <math:mfrac>
                      <math:mrow>
                        <math:mrow>
                          <math:mo math:stretchy="false">∂</math:mo>
                          <math:mi math:fontstyle="normal">Q</math:mi>
                        </math:mrow>
                      </math:mrow>
                      <math:mrow>
                        <math:mrow>
                          <math:mo math:stretchy="false">∂</math:mo>
                          <math:mi math:fontstyle="normal">y</math:mi>
                        </math:mrow>
                      </math:mrow>
                    </math:mfrac>
                  </math:mtd>
                </math:mtr>
              </math:mtable>
            </math:mfenced>
            <math:mo math:stretchy="false"></math:mo>
          </math:munder>
          <math:mtext>“Funktionalmatris”</math:mtext>
        </math:munder>
      </math:mrow>
      <math:mover math:accent="true">
        <math:mi math:fontstyle="normal">X</math:mi>
        <math:mo math:stretchy="false">→</math:mo>
      </math:mover>
    </math:mrow>
    <math:annotation math:encoding="StarMath 5.0">{widevec X}' = {{left ( matrix{
{{alignc partial P} over {alignc partial x}} #
{{alignc partial P} over {alignc partial y}} ##
{{alignc partial Q} over {alignc partial x}} #
{{alignc partial Q} over {alignc partial y}}}
right )} underbrace {"“Funktionalmatris”"}} {widevec X}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W</math:mi>
        <math:mi math:fontstyle="normal">n</math:mi>
      </math:msub>
      <math:mo math:stretchy="false">=</math:mo>
      <math:mfenced math:open="∣" math:close="∣">
        <math:mtable>
          <math:mtr>
            <math:mtd>
              <math:msub>
                <math:mi math:fontstyle="normal">y</math:mi>
                <math:mn>0</math:mn>
              </math:msub>
            </math:mtd>
            <math:mtd>
              <math:mo math:stretchy="false">⋯</math:mo>
            </math:mtd>
            <math:mtd>
              <math:msub>
                <math:mi math:fontstyle="normal">y</math:mi>
                <math:mrow>
                  <math:mi math:fontstyle="normal">n</math:mi>
                  <math:mo math:stretchy="false">−</math:mo>
                  <math:mn>1</math:mn>
                </math:mrow>
              </math:msub>
            </math:mtd>
            <math:mtd>
              <math:mn>0</math:mn>
            </math:mtd>
            <math:mtd>
              <math:msub>
                <math:mi math:fontstyle="normal">y</math:mi>
                <math:mrow>
                  <math:mi math:fontstyle="normal">n</math:mi>
                  <math:mo math:stretchy="false">−</math:mo>
                  <math:mn>1</math:mn>
                </math:mrow>
              </math:msub>
            </math:mtd>
            <math:mtd>
              <math:mo math:stretchy="false">⋯</math:mo>
            </math:mtd>
            <math:mtd>
              <math:msub>
                <math:mi math:fontstyle="normal">y</math:mi>
                <math:mi math:fontstyle="normal">N</math:mi>
              </math:msub>
            </math:mtd>
          </math:mtr>
          <math:mtr>
            <math:mtd>
              <math:mo math:stretchy="false">⋮</math:mo>
            </math:mtd>
            <math:mtd>
              <math:mo math:stretchy="false">⋱</math:mo>
            </math:mtd>
            <math:mtd>
              <math:mo math:stretchy="false">⋮</math:mo>
            </math:mtd>
            <math:mtd>
              <math:mo math:stretchy="false">⋮</math:mo>
            </math:mtd>
            <math:mtd>
              <math:mo math:stretchy="false">⋮</math:mo>
            </math:mtd>
            <math:mtd>
              <math:mo math:stretchy="false">⋰</math:mo>
            </math:mtd>
            <math:mtd>
              <math:mo math:stretchy="false">⋮</math:mo>
            </math:mtd>
          </math:mtr>
          <math:mtr>
            <math:mtd>
              <math:msup>
                <math:msub>
                  <math:mi math:fontstyle="normal">y</math:mi>
                  <math:mn>0</math:mn>
                </math:msub>
                <math:mrow>
                  <math:mo math:stretchy="false">(</math:mo>
                  <math:mrow>
                    <math:mi math:fontstyle="normal">N</math:mi>
                    <math:mo math:stretchy="false">−</math:mo>
                    <math:mn>1</math:mn>
                  </math:mrow>
                  <math:mo math:stretchy="false">)</math:mo>
                </math:mrow>
              </math:msup>
            </math:mtd>
            <math:mtd>
              <math:mo math:stretchy="false">⋯</math:mo>
            </math:mtd>
            <math:mtd>
              <math:msup>
                <math:msub>
                  <math:mi math:fontstyle="normal">y</math:mi>
                  <math:mrow>
                    <math:mi math:fontstyle="normal">n</math:mi>
                    <math:mo math:stretchy="false">−</math:mo>
                    <math:mn>1</math:mn>
                  </math:mrow>
                </math:msub>
                <math:mrow>
                  <math:mo math:stretchy="false">(</math:mo>
                  <math:mrow>
                    <math:mi math:fontstyle="normal">N</math:mi>
                    <math:mo math:stretchy="false">−</math:mo>
                    <math:mn>1</math:mn>
                  </math:mrow>
                  <math:mo math:stretchy="false">)</math:mo>
                </math:mrow>
              </math:msup>
            </math:mtd>
            <math:mtd>
              <math:mn>0</math:mn>
            </math:mtd>
            <math:mtd>
              <math:msup>
                <math:msub>
                  <math:mi math:fontstyle="normal">y</math:mi>
                  <math:mrow>
                    <math:mi math:fontstyle="normal">n</math:mi>
                    <math:mo math:stretchy="false">−</math:mo>
                    <math:mn>1</math:mn>
                  </math:mrow>
                </math:msub>
                <math:mrow>
                  <math:mo math:stretchy="false">(</math:mo>
                  <math:mrow>
                    <math:mi math:fontstyle="normal">N</math:mi>
                    <math:mo math:stretchy="false">−</math:mo>
                    <math:mn>1</math:mn>
                  </math:mrow>
                  <math:mo math:stretchy="false">)</math:mo>
                </math:mrow>
              </math:msup>
            </math:mtd>
            <math:mtd>
              <math:mo math:stretchy="false">⋯</math:mo>
            </math:mtd>
            <math:mtd>
              <math:msup>
                <math:msub>
                  <math:mi math:fontstyle="normal">y</math:mi>
                  <math:mi math:fontstyle="normal">N</math:mi>
                </math:msub>
                <math:mrow>
                  <math:mo math:stretchy="false">(</math:mo>
                  <math:mrow>
                    <math:mi math:fontstyle="normal">N</math:mi>
                    <math:mo math:stretchy="false">−</math:mo>
                    <math:mn>1</math:mn>
                  </math:mrow>
                  <math:mo math:stretchy="false">)</math:mo>
                </math:mrow>
              </math:msup>
            </math:mtd>
          </math:mtr>
          <math:mtr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</math:mtr>
          <math:mtr>
            <math:mtd>
              <math:msup>
                <math:msub>
                  <math:mi math:fontstyle="normal">y</math:mi>
                  <math:mn>0</math:mn>
                </math:msub>
                <math:mrow>
                  <math:mo math:stretchy="false">(</math:mo>
                  <math:mi math:fontstyle="normal">N</math:mi>
                  <math:mo math:stretchy="false">)</math:mo>
                </math:mrow>
              </math:msup>
            </math:mtd>
            <math:mtd>
              <math:mo math:stretchy="false">⋯</math:mo>
            </math:mtd>
            <math:mtd>
              <math:msup>
                <math:msub>
                  <math:mi math:fontstyle="normal">y</math:mi>
                  <math:mrow>
                    <math:mi math:fontstyle="normal">n</math:mi>
                    <math:mo math:stretchy="false">−</math:mo>
                    <math:mn>1</math:mn>
                  </math:mrow>
                </math:msub>
                <math:mrow>
                  <math:mo math:stretchy="false">(</math:mo>
                  <math:mi math:fontstyle="normal">N</math:mi>
                  <math:mo math:stretchy="false">)</math:mo>
                </math:mrow>
              </math:msup>
            </math:mtd>
            <math:mtd>
              <math:mrow>
                <math:mi math:fontstyle="normal">ƒ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td>
            <math:mtd>
              <math:msup>
                <math:msub>
                  <math:mi math:fontstyle="normal">y</math:mi>
                  <math:mrow>
                    <math:mi math:fontstyle="normal">n</math:mi>
                    <math:mo math:stretchy="false">−</math:mo>
                    <math:mn>1</math:mn>
                  </math:mrow>
                </math:msub>
                <math:mrow>
                  <math:mo math:stretchy="false">(</math:mo>
                  <math:mi math:fontstyle="normal">N</math:mi>
                  <math:mo math:stretchy="false">)</math:mo>
                </math:mrow>
              </math:msup>
            </math:mtd>
            <math:mtd>
              <math:mo math:stretchy="false">⋯</math:mo>
            </math:mtd>
            <math:mtd>
              <math:msup>
                <math:msub>
                  <math:mi math:fontstyle="normal">y</math:mi>
                  <math:mi math:fontstyle="normal">N</math:mi>
                </math:msub>
                <math:mrow>
                  <math:mo math:stretchy="false">(</math:mo>
                  <math:mi math:fontstyle="normal">N</math:mi>
                  <math:mo math:stretchy="false">)</math:mo>
                </math:mrow>
              </math:msup>
            </math:mtd>
          </math:mtr>
        </math:mtable>
      </math:mfenced>
    </math:mrow>
    <math:annotation math:encoding="StarMath 5.0">
W_n = left lline matrix {

{y_0}    # dotsaxis # {y_{n - 1}} # 0        # {y_{n - 1}} # dotsaxis # {y_N}    ##
dotsvert # dotsdown # dotsvert    # dotsvert # dotsvert    # dotsup   # dotsvert ##
{y_0}^(N - 1) # dotsaxis # {y_{n - 1}}^(N - 1)  # 0    # {y_{n - 1}}^(N - 1)  # dotsaxis # {y_N}^(N - 1) ##
"" # "" # "" # "" # "" # "" # "" ##
{y_0}^(N) # dotsaxis # {y_{n - 1}}^(N) # ƒ(x) # {y_{n - 1}}^(N) # dotsaxis # {y_N}^(N)

} right rline
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 math:fontstyle="normal">W</math:mi>
      <math:mrow>
        <math:mfenced math:open="" math:close="">
          <math:mrow>
            <math:mrow>
              <math:munderover>
                <math:mo math:stretchy="false">∐</math:mo>
                <math:mrow>
                  <math:mi math:fontstyle="normal">i</math:mi>
                  <math:mo math:stretchy="false">=</math:mo>
                  <math:mn>0</math:mn>
                </math:mrow>
                <math:mi math:fontstyle="normal">n</math:mi>
              </math:munderover>
              <math:mtext/>
            </math:mrow>
            <math:msub>
              <math:mi math:fontstyle="normal">y</math:mi>
              <math:mi math:fontstyle="normal">i</math:mi>
            </math:msub>
          </math:mrow>
        </math:mfenced>
        <math:mo math:stretchy="false">=</math:mo>
        <math:mfenced math:open="∣" math:close="∣">
          <math:mrow>
            <math:mrow>
              <math:munderover>
                <math:mo math:stretchy="false">∐</math:mo>
                <math:mrow>
                  <math:mi math:fontstyle="normal">i</math:mi>
                  <math:mo math:stretchy="false">=</math:mo>
                  <math:mn>0</math:mn>
                </math:mrow>
                <math:mi math:fontstyle="normal">n</math:mi>
              </math:munderover>
              <math:msup>
                <math:mtext/>
                <math:mtext>↓</math:mtext>
              </math:msup>
            </math:mrow>
            <math:mi/>
            <math:mrow>
              <math:munderover>
                <math:mo math:stretchy="false">∐</math:mo>
                <math:mrow>
                  <math:mi math:fontstyle="normal">j</math:mi>
                  <math:mo math:stretchy="false">=</math:mo>
                  <math:mn>0</math:mn>
                </math:mrow>
                <math:mi math:fontstyle="normal">n</math:mi>
              </math:munderover>
              <math:msup>
                <math:mtext/>
                <math:mtext>→</math:mtext>
              </math:msup>
            </math:mrow>
            <math:mi/>
            <math:msup>
              <math:msub>
                <math:mi math:fontstyle="normal">y</math:mi>
                <math:mi math:fontstyle="normal">j</math:mi>
              </math:msub>
              <math:mrow>
                <math:mo math:stretchy="false">(</math:mo>
                <math:mi math:fontstyle="normal">i</math:mi>
                <math:mo math:stretchy="false">)</math:mo>
              </math:mrow>
            </math:msup>
          </math:mrow>
        </math:mfenced>
      </math:mrow>
    </math:mrow>
    <math:annotation math:encoding="StarMath 5.0">{W left (coprod from {i = 0} to n "" y_i right ) = left lline

coprod from {i = 0} to n ""^"↓" ~ 
coprod from {j = 0} to n ""^"→" ~ {y_j}^(i)

right rline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u</math:mi>
          <math:mi math:fontstyle="normal">n</math:mi>
        </math:msub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frac>
        <math:mrow>
          <math:msub>
            <math:mi math:fontstyle="normal">W</math:mi>
            <math:mi math:fontstyle="normal">n</math:mi>
          </math:msub>
        </math:mrow>
        <math:mrow>
          <math:mi math:fontstyle="normal">W</math:mi>
        </math:mrow>
      </math:mfrac>
    </math:mrow>
    <math:annotation math:encoding="StarMath 5.0">
u_n = {size *1.25 int ""} {{alignc W_n} over {alignc W}}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 math:stretchy="false">ℜ</math:mo>
      </math:mrow>
      <math:mover math:accent="true">
        <math:mi math:fontstyle="normal">Z</math:mi>
        <math:mo math:stretchy="false">→</math:mo>
      </math:mover>
    </math:mrow>
    <math:annotation math:encoding="StarMath 5.0">{widevec X_1} = Re {widevec Z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o math:stretchy="false">ℑ</math:mo>
      </math:mrow>
      <math:mover math:accent="true">
        <math:mi math:fontstyle="normal">Z</math:mi>
        <math:mo math:stretchy="false">→</math:mo>
      </math:mover>
    </math:mrow>
    <math:annotation math:encoding="StarMath 5.0">{widevec X_2} = Im {widevec Z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h</math:mi>
          </math:msub>
          <math:mo math:stretchy="false">→</math:mo>
        </math:mover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i math:fontstyle="normal">N</math:mi>
          </math:munderover>
          <math:msub>
            <math:mi math:fontstyle="normal">C</math:mi>
            <math:mi math:fontstyle="normal">n</math:mi>
          </math:msub>
        </math:mrow>
      </math:mrow>
      <math:mover math:accent="true">
        <math:msub>
          <math:mi math:fontstyle="normal">X</math:mi>
          <math:mi math:fontstyle="normal">n</math:mi>
        </math:msub>
        <math:mo math:stretchy="false">→</math:mo>
      </math:mover>
    </math:mrow>
    <math:annotation math:encoding="StarMath 5.0">{widevec X_h} = sum from {n = 1} to N C_n {widevec X_n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n</math:mi>
          </math:msub>
          <math:mo math:stretchy="false">→</math:mo>
        </math:mover>
        <math:mo math:stretchy="false">=</math:mo>
        <math:mover math:accent="true">
          <math:msub>
            <math:mi math:fontstyle="normal">v</math:mi>
            <math:mi math:fontstyle="normal">n</math:mi>
          </math:msub>
          <math:mo math:stretchy="false">→</math:mo>
        </math:mover>
      </math:mrow>
      <math:msup>
        <math:mi math:fontstyle="normal">e</math:mi>
        <math:mrow>
          <math:msub>
            <math:mi math:fontstyle="normal">λ</math:mi>
            <math:mstyle math:fontsize="150%">
              <math:mrow>
                <math:mi math:fontstyle="normal">n</math:mi>
              </math:mrow>
            </math:mstyle>
          </math:msub>
          <math:mi math:fontstyle="normal">t</math:mi>
        </math:mrow>
      </math:msup>
    </math:mrow>
    <math:annotation math:encoding="StarMath 5.0">
{widevec X_n} = {widevec v_n} e^{λ_{size *1.5 n} t}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v</math:mi>
        <math:mi math:fontstyle="normal">n</math:mi>
      </math:msub>
      <math:mo math:stretchy="false">→</math:mo>
    </math:mover>
    <math:annotation math:encoding="StarMath 5.0">{widevec v_n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i math:fontstyle="normal">n</math:mi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sub>
            <math:mi math:fontstyle="normal">v</math:mi>
            <math:mi math:fontstyle="normal">n</math:mi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λ_n {bold I}){widevec v_n} = {widevec 0}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h</math:mi>
          </math:msub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under>
          <math:munder math:accent="true">
            <math:mrow>
              <math:mover math:accent="true">
                <math:msub>
                  <math:mi math:fontstyle="normal">v</math:mi>
                  <math:mn>1</math:mn>
                </math:msub>
                <math:mo math:stretchy="false">→</math:mo>
              </math:mover>
              <math:msup>
                <math:mi math:fontstyle="normal">e</math:mi>
                <math:mrow>
                  <math:msub>
                    <math:mi math:fontstyle="normal">λ</math:mi>
                    <math:mstyle math:fontsize="150%">
                      <math:mrow>
                        <math:mn>1</math:mn>
                      </math:mrow>
                    </math:mstyle>
                  </math:msub>
                  <math:mi math:fontstyle="normal">t</math:mi>
                </math:mrow>
              </math:msup>
            </math:mrow>
            <math:mo math:stretchy="false"></math:mo>
          </math:munder>
          <math:mover math:accent="true">
            <math:msub>
              <math:mi math:fontstyle="normal">X</math:mi>
              <math:mstyle math:fontsize="150%">
                <math:mrow>
                  <math:mn>1</math:mn>
                </math:mrow>
              </math:mstyle>
            </math:msub>
            <math:mo math:stretchy="false">→</math:mo>
          </math:mover>
        </math:munder>
        <math:mo math:stretchy="false">+</math:mo>
        <math:msub>
          <math:mi math:fontstyle="normal">C</math:mi>
          <math:mn>2</math:mn>
        </math:msub>
      </math:mrow>
      <math:munder>
        <math:munder math:accent="true">
          <math:mrow>
            <math:mfenced math:open="" math:close="">
              <math:mrow>
                <math:mi math:fontstyle="normal">t</math:mi>
                <math:mrow>
                  <math:mover math:accent="true">
                    <math:msub>
                      <math:mi math:fontstyle="normal">v</math:mi>
                      <math:mn>1</math:mn>
                    </math:msub>
                    <math:mo math:stretchy="false">→</math:mo>
                  </math:mover>
                  <math:mo math:stretchy="false">+</math:mo>
                  <math:mover math:accent="true">
                    <math:msub>
                      <math:mi math:fontstyle="normal">v</math:mi>
                      <math:mn>2</math:mn>
                    </math:msub>
                    <math:mo math:stretchy="false">→</math:mo>
                  </math:mover>
                </math:mrow>
              </math:mrow>
            </math:mfenced>
            <math:msup>
              <math:mi math:fontstyle="normal">e</math:mi>
              <math:mrow>
                <math:msub>
                  <math:mi math:fontstyle="normal">λ</math:mi>
                  <math:mstyle math:fontsize="150%">
                    <math:mrow>
                      <math:mn>1</math:mn>
                    </math:mrow>
                  </math:mstyle>
                </math:msub>
                <math:mi math:fontstyle="normal">t</math:mi>
              </math:mrow>
            </math:msup>
          </math:mrow>
          <math:mo math:stretchy="false"></math:mo>
        </math:munder>
        <math:mover math:accent="true">
          <math:msub>
            <math:mi math:fontstyle="normal">X</math:mi>
            <math:mstyle math:fontsize="150%">
              <math:mrow>
                <math:mn>2</math:mn>
              </math:mrow>
            </math:mstyle>
          </math:msub>
          <math:mo math:stretchy="false">→</math:mo>
        </math:mover>
      </math:munder>
    </math:mrow>
    <math:annotation math:encoding="StarMath 5.0">{widevec X_h} = C_1 {{{widevec v_1}e^{λ_{size *1.5 1} t}} underbrace {widevec X_{size *1.5 1}}} + C_2 {{left ( t {widevec v_1} + {widevec v_2} right ) e^{λ_{size *1.5 1} t}} underbrace {widevec X_{size *1.5 2}}}
</math:annotation>
  </math:semantics>
</math:math>
</file>